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5.9cm" fo:margin-left="5.435cm" table:align="left"/>
    </style:style>
    <style:style style:name="Tableau1.A" style:family="table-column">
      <style:table-column-properties style:column-width="3.069cm"/>
    </style:style>
    <style:style style:name="Tableau1.B" style:family="table-column">
      <style:table-column-properties style:column-width="2.83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65cm" fo:margin-left="5.249cm" table:align="left"/>
    </style:style>
    <style:style style:name="Tableau2.A" style:family="table-column">
      <style:table-column-properties style:column-width="1.33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8.199cm" fo:margin-left="4.429cm" table:align="left"/>
    </style:style>
    <style:style style:name="Tableau3.A" style:family="table-column">
      <style:table-column-properties style:column-width="1.171cm"/>
    </style:style>
    <style:style style:name="Tableau3.A1" style:family="table-cell">
      <style:table-cell-properties fo:padding="0.097cm" fo:border-left="0.05pt solid #000000" fo:border-right="none" fo:border-top="0.05pt solid #000000" fo:border-bottom="0.05pt solid #000000"/>
    </style:style>
    <style:style style:name="Tableau3.G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8fcd" officeooo:paragraph-rsid="00058fcd"/>
    </style:style>
    <style:style style:name="P2" style:family="paragraph" style:parent-style-name="Text_20_body">
      <style:text-properties officeooo:rsid="0006aac2" officeooo:paragraph-rsid="0006aac2"/>
    </style:style>
    <style:style style:name="P3" style:family="paragraph" style:parent-style-name="Text_20_body">
      <style:text-properties officeooo:paragraph-rsid="0006aac2"/>
    </style:style>
    <style:style style:name="P4" style:family="paragraph" style:parent-style-name="Text_20_body">
      <style:text-properties officeooo:rsid="00088a3d" officeooo:paragraph-rsid="00088a3d"/>
    </style:style>
    <style:style style:name="P5" style:family="paragraph" style:parent-style-name="Text_20_body">
      <style:text-properties officeooo:rsid="000a6d48" officeooo:paragraph-rsid="000a6d48"/>
    </style:style>
    <style:style style:name="P6" style:family="paragraph" style:parent-style-name="Text_20_body">
      <style:text-properties officeooo:rsid="000b0a8d" officeooo:paragraph-rsid="000b0a8d"/>
    </style:style>
    <style:style style:name="P7" style:family="paragraph" style:parent-style-name="Text_20_body">
      <style:text-properties officeooo:rsid="0012ea97" officeooo:paragraph-rsid="0012ea97"/>
    </style:style>
    <style:style style:name="P8" style:family="paragraph" style:parent-style-name="Heading_20_1">
      <style:text-properties officeooo:rsid="00058fcd" officeooo:paragraph-rsid="00058fcd"/>
    </style:style>
    <style:style style:name="P9" style:family="paragraph" style:parent-style-name="Heading_20_1">
      <style:text-properties officeooo:rsid="00088a3d" officeooo:paragraph-rsid="00088a3d"/>
    </style:style>
    <style:style style:name="P10" style:family="paragraph" style:parent-style-name="Table_20_Contents">
      <style:text-properties officeooo:rsid="0006aac2" officeooo:paragraph-rsid="0006aac2"/>
    </style:style>
    <style:style style:name="P11" style:family="paragraph" style:parent-style-name="Table_20_Contents">
      <style:text-properties officeooo:rsid="00084fca" officeooo:paragraph-rsid="00084fca"/>
    </style:style>
    <style:style style:name="P12" style:family="paragraph" style:parent-style-name="Table_20_Contents">
      <style:text-properties officeooo:rsid="0015718c" officeooo:paragraph-rsid="0015718c"/>
    </style:style>
    <style:style style:name="P13" style:family="paragraph" style:parent-style-name="Heading_20_2">
      <style:text-properties officeooo:rsid="00058fcd" officeooo:paragraph-rsid="00058fcd"/>
    </style:style>
    <style:style style:name="P14" style:family="paragraph" style:parent-style-name="Heading_20_3">
      <style:text-properties officeooo:rsid="0006aac2" officeooo:paragraph-rsid="0006aac2"/>
    </style:style>
    <style:style style:name="P15" style:family="paragraph" style:parent-style-name="Heading_20_3">
      <style:text-properties officeooo:paragraph-rsid="0006aac2"/>
    </style:style>
    <style:style style:name="T1" style:family="text">
      <style:text-properties officeooo:rsid="0006aac2"/>
    </style:style>
    <style:style style:name="T2" style:family="text">
      <style:text-properties officeooo:rsid="00097b1a"/>
    </style:style>
    <style:style style:name="T3" style:family="text">
      <style:text-properties officeooo:rsid="000bfbc8"/>
    </style:style>
    <style:style style:name="T4" style:family="text">
      <style:text-properties officeooo:rsid="000c72a4"/>
    </style:style>
    <style:style style:name="T5" style:family="text">
      <style:text-properties officeooo:rsid="000f908d"/>
    </style:style>
    <style:style style:name="T6" style:family="text">
      <style:text-properties officeooo:rsid="0011b664"/>
    </style:style>
    <style:style style:name="T7" style:family="text">
      <style:text-properties officeooo:rsid="0013eab0"/>
    </style:style>
    <style:style style:name="T8" style:family="text">
      <style:text-properties officeooo:rsid="001571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énération de map</text:p>
      <text:p text:style-name="Subtitle">Another Modern Wargame</text:p>
      <text:p text:style-name="P1"/>
      <text:p text:style-name="P1">La génération de la map de jeu se fera selon <text:span text:style-name="T2">trois</text:span> modes différents, au choix du joueur au moment de la création d'une nouvelle partie</text:p>
      <text:p text:style-name="P1">Il est a noté qu'une map pourra avoir 3 tailles différentes, également selon le choix du joueur. Ainsi, les petites cartes auront pour dimensions 27*27 cases, les moyennes 45*45 et les grandes 63*63.</text:p>
      <text:p text:style-name="P6">Il est important de noter que, quelque soit le mode de génération, deux batîments ne peuvent se trouver à moins de deux cases d'intervalle. <text:span text:style-name="T4">Ainsi, les blocks (3*3 cases) sont formés autour d'une case bâtiment ou terrain (de 0 à 9), et toutes les cases entourant celles-ci ne peuvent être que de type terrain (de 0 à 4).</text:span></text:p>
      <text:h text:style-name="P8" text:outline-level="1">Génération par biomes :</text:h>
      <text:h text:style-name="P13" text:outline-level="2">Les blocks :</text:h>
      <text:p text:style-name="P1">La génération par biomes fonctionne selon deux niveau de génération distincts, à savoir la génération de blocks de carte d'une dimension de 3*3 cases. Ces blocks sont tous générés à partir de la case centrale, allant de 0 à 9. Chacun<text:span text:style-name="T5">e</text:span> des cases restantes est alors générées selon des probabilités liées à la case centrale mais également au biome dont le block fait partie (voir plus bas). <text:span text:style-name="T5">Ces dernières sont toutes de type terrain (de 0 à 4).</text:span></text:p>
      <text:h text:style-name="Heading_20_2" text:outline-level="2">Les biomes :</text:h>
      <text:p text:style-name="P1">La génération de biomes consiste en un assemblage de blocks d'un même biome, résultant à un biome de 3*3 blocks (ou 9*9 cases). Les blocks formant ces biomes sont choisis aléatoirement parmis la listes des blocks de biomes possibles (voir plus haut). Ainsi, chaque biome possède des probabilitées d'apparition de case, avec certaines cases prédominantes en fonction du biome. Egalement, parmis les 9 blocks composants le biomes, 6 possèderont (et seront centrés) sur un bâtiment, soit 2/3 de block bâtiment et 1/3 de block terrain.</text:p>
      <text:p text:style-name="P1">Egalement, les joueurs démarreront leur partie dans un biome aléatoire, mais seront toujours situé dans la case centrale de celui-ci. Ainsi, le block centrale des biomes de départ des joueurs sera forcément un block de ville.</text:p>
      <text:p text:style-name="P7">Il existe divers biomes tels que les biomes désertique, prairie, etc. Cependant, un biome de départ ne peux jamais être un biome océan. <text:span text:style-name="T7">La listes des cases présentent par biomes est la suivante :</text:span></text:p>
      <table:table table:name="Tableau4" table:style-name="Tableau4">
        <table:table-column table:style-name="Tableau4.A" table:number-columns-repeated="2"/>
        <table:table-row>
          <table:table-cell table:style-name="Tableau4.A1" office:value-type="string">
            <text:p text:style-name="Table_20_Heading">Biome</text:p>
          </table:table-cell>
          <table:table-cell table:style-name="Tableau4.B1" office:value-type="string">
            <text:p text:style-name="Table_20_Heading">Cases prédominantes</text:p>
          </table:table-cell>
        </table:table-row>
        <table:table-row>
          <table:table-cell table:style-name="Tableau4.A2" office:value-type="string">
            <text:p text:style-name="P12">Prairie</text:p>
          </table:table-cell>
          <table:table-cell table:style-name="Tableau4.B2" office:value-type="string">
            <text:p text:style-name="P12">Land</text:p>
          </table:table-cell>
        </table:table-row>
        <table:table-row>
          <table:table-cell table:style-name="Tableau4.A2" office:value-type="string">
            <text:p text:style-name="P12">Fôret tempérée</text:p>
          </table:table-cell>
          <table:table-cell table:style-name="Tableau4.B2" office:value-type="string">
            <text:p text:style-name="P12">Forest + Land</text:p>
          </table:table-cell>
        </table:table-row>
        <table:table-row>
          <table:table-cell table:style-name="Tableau4.A2" office:value-type="string">
            <text:p text:style-name="P12">Jungle</text:p>
          </table:table-cell>
          <table:table-cell table:style-name="Tableau4.B2" office:value-type="string">
            <text:p text:style-name="P12">Forest</text:p>
          </table:table-cell>
        </table:table-row>
        <table:table-row>
          <table:table-cell table:style-name="Tableau4.A2" office:value-type="string">
            <text:p text:style-name="P12">Désertique</text:p>
          </table:table-cell>
          <table:table-cell table:style-name="Tableau4.B2" office:value-type="string">
            <text:p text:style-name="P12">Desert</text:p>
          </table:table-cell>
        </table:table-row>
        <table:table-row>
          <table:table-cell table:style-name="Tableau4.A2" office:value-type="string">
            <text:p text:style-name="P12">Savane</text:p>
          </table:table-cell>
          <table:table-cell table:style-name="Tableau4.B2" office:value-type="string">
            <text:p text:style-name="P12">Desert + Land</text:p>
          </table:table-cell>
        </table:table-row>
        <table:table-row>
          <table:table-cell table:style-name="Tableau4.A2" office:value-type="string">
            <text:p text:style-name="P12">Montagneux</text:p>
          </table:table-cell>
          <table:table-cell table:style-name="Tableau4.B2" office:value-type="string">
            <text:p text:style-name="P12">Mountains + Forest</text:p>
          </table:table-cell>
        </table:table-row>
        <table:table-row>
          <table:table-cell table:style-name="Tableau4.A2" office:value-type="string">
            <text:p text:style-name="P12">Océan</text:p>
          </table:table-cell>
          <table:table-cell table:style-name="Tableau4.B2" office:value-type="string">
            <text:p text:style-name="P12">Water</text:p>
          </table:table-cell>
        </table:table-row>
      </table:table>
      <text:p text:style-name="P7"/>
      <text:h text:style-name="Heading_20_2" text:outline-level="2"><text:soft-page-break/>Position des joueurs selon la taille de la carte :</text:h>
      <text:p text:style-name="P2">Dans les tableaux suivant, une case correspond à un biome (3*3 blocks / 9*9 cases). Une case marqué d'une croix correspond alors à un biome contenant la ville de départ d'un joueur, qui est donc situé dans la case centrale du block centrale du biome.</text:p>
      <text:h text:style-name="P15" text:outline-level="3"><text:span text:style-name="T1">Petite carte :</text:span></text:h>
      <table:table table:name="Tableau1" table:style-name="Tableau1">
        <table:table-column table:style-name="Tableau1.A"/>
        <table:table-column table:style-name="Tableau1.B"/>
        <table:table-row>
          <table:table-cell table:style-name="Tableau1.A1" office:value-type="string">
            <text:p text:style-name="P10">X</text:p>
          </table:table-cell>
          <table:table-cell table:style-name="Tableau1.B1" office:value-type="string">
            <text:p text:style-name="P10">X</text:p>
          </table:table-cell>
        </table:table-row>
        <table:table-row>
          <table:table-cell table:style-name="Tableau1.A2" office:value-type="string">
            <text:p text:style-name="P10">X</text:p>
          </table:table-cell>
          <table:table-cell table:style-name="Tableau1.B2" office:value-type="string">
            <text:p text:style-name="P10">X</text:p>
          </table:table-cell>
        </table:table-row>
      </table:table>
      <text:h text:style-name="P14" text:outline-level="3">Carte moyenne :</text:h>
      <table:table table:name="Tableau2" table:style-name="Tableau2">
        <table:table-column table:style-name="Tableau2.A" table:number-columns-repeated="5"/>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E1"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P11">X</text:p>
          </table:table-cell>
          <table:table-cell table:style-name="Tableau2.A2" office:value-type="string">
            <text:p text:style-name="Table_20_Contents"/>
          </table:table-cell>
          <table:table-cell table:style-name="Tableau2.A2" office:value-type="string">
            <text:p text:style-name="P11">X</text:p>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P11">X</text:p>
          </table:table-cell>
          <table:table-cell table:style-name="Tableau2.A2" office:value-type="string">
            <text:p text:style-name="Table_20_Contents"/>
          </table:table-cell>
          <table:table-cell table:style-name="Tableau2.A2" office:value-type="string">
            <text:p text:style-name="P11">X</text:p>
          </table:table-cell>
          <table:table-cell table:style-name="Tableau2.E2" office:value-type="string">
            <text:p text:style-name="Table_20_Contents"/>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A2" office:value-type="string">
            <text:p text:style-name="Table_20_Contents"/>
          </table:table-cell>
          <table:table-cell table:style-name="Tableau2.E2" office:value-type="string">
            <text:p text:style-name="Table_20_Contents"/>
          </table:table-cell>
        </table:table-row>
      </table:table>
      <text:p text:style-name="P3"/>
      <text:h text:style-name="Heading_20_3" text:outline-level="3">Grande carte :</text:h>
      <table:table table:name="Tableau3" table:style-name="Tableau3">
        <table:table-column table:style-name="Tableau3.A" table:number-columns-repeated="7"/>
        <table:table-row>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G1"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P11">X</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P11">X</text:p>
          </table:table-cell>
          <table:table-cell table:style-name="Tableau3.G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P11"/>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G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G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G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P11">X</text:p>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P11">X</text:p>
          </table:table-cell>
          <table:table-cell table:style-name="Tableau3.G2" office:value-type="string">
            <text:p text:style-name="Table_20_Contents"/>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G2" office:value-type="string">
            <text:p text:style-name="Table_20_Contents"/>
          </table:table-cell>
        </table:table-row>
      </table:table>
      <text:p text:style-name="P1"/>
      <text:h text:style-name="P9" text:outline-level="1">Génération Post-Apocalyptique</text:h>
      <text:p text:style-name="P4">La génération Post-Apocalyptique consiste uniquement en un assemblage de blocks 3*3 construits à partir d'une cases centrale. Ainsi, chaque case d'un block est choisie selon des probabilitées dépendant uniquement de la case centrale du block (allant de 0 à 9). <text:span text:style-name="T6">Toutes les cases autre que la case centrale sont alors de type terrain (de 0 à 4). </text:span>Ensuites, cest blocks sont positionnés aléatoirement sur la carte. Seul les blocks de départ des joueurs, contenant donc une ville en leur centre, sont réellement déterminé comme des blocks de ville. Ceux-ci sont alors positionnés aux mêmes endroits que les blocks de départ de la génération par biomes.</text:p>
      <text:p text:style-name="P4">Cette génération moins règlementée permet un autre type de carte que les génération par biomes, où les cases sont ainsi positionnées plus aléatoirement, pousse le joueur à devoir s'adapter aux terrains plus souvent que pour une génération par biomes.</text:p>
      <text:h text:style-name="Heading_20_1" text:outline-level="1"><text:soft-page-break/>Génération chaotique</text:h>
      <text:p text:style-name="P5">La génération chaotique est une génération <text:span text:style-name="T3">reposant également sur des blocks de 3*3 cases. Cependant, contrairement à la génération Post-Apocalyptique, une fois la case centrale déterminée, les cases l'entourant sont choisies de manière totalement aléatoire, avec un taux de probabilité égal pour tous les types de cases terrains. Seul les blocks des villes de départ sont prédeterminés. En effet, pour ne pas qu'une ville de départ soit entourée d'eau et soit ainsi impossible à prendre, au cas où aucune autre ville ne permet la génération de barges sur les case d'eau entourant la ville, alors les villes de départ ne peuvent être entourées que de cases de terrain autre que des cases d'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1" fo:font-family="'Times New Roman'" style:font-style-name="Norm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margin-top="0.3cm" fo:margin-bottom="0.101cm" loext:contextual-spacing="false" fo:text-align="center" style:justify-single-word="false" style:writing-mode="page"/>
      <style:text-properties fo:font-size="2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3cm" fo:margin-bottom="0.21cm" loext:contextual-spacing="false" style:page-number="auto" style:writing-mode="page"/>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25cm" fo:margin-bottom="0.499cm" loext:contextual-spacing="false" fo:text-indent="-0.76cm" style:auto-text-indent="false" style:page-number="auto" style:writing-mode="page">
        <style:tab-stops/>
      </style:paragraph-properties>
      <style:text-properties fo:font-size="14pt"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writing-mode="page"/>
      <style:text-properties fo:font-weight="normal"/>
    </style:style>
    <style:style style:name="Subtitle" style:family="paragraph" style:parent-style-name="Heading" style:next-style-name="Text_20_body" style:class="chapter" style:master-page-name="">
      <loext:graphic-properties draw:fill="none"/>
      <style:paragraph-properties fo:margin-top="0.109cm" fo:margin-bottom="0cm" loext:contextual-spacing="false" fo:text-align="center" style:justify-single-word="false" style:page-number="auto" fo:background-color="transparent" style:shadow="none" style:writing-mode="page">
        <style:tab-stops/>
      </style:paragraph-properties>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6M45S</meta:editing-duration>
    <meta:editing-cycles>19</meta:editing-cycles>
    <meta:generator>LibreOffice/5.3.6.1$Windows_x86 LibreOffice_project/686f202eff87ef707079aeb7f485847613344eb7</meta:generator>
    <dc:date>2018-01-29T23:15:36.739000000</dc:date>
    <meta:document-statistic meta:table-count="4" meta:image-count="0" meta:object-count="0" meta:page-count="3" meta:paragraph-count="50" meta:word-count="735" meta:character-count="4291" meta:non-whitespace-character-count="3615"/>
    <meta:user-defined meta:name="Info 1"/>
    <meta:user-defined meta:name="Info 2"/>
    <meta:user-defined meta:name="Info 3"/>
    <meta:user-defined meta:name="Info 4"/>
  </office:meta>
</office:document-meta>
</file>